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loext:contextual-spacing="false" fo:line-height="137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language="pt" fo:country="BR" fo:font-style="normal" fo:font-weight="normal" loext:padding="0cm" loext:border="none"/>
    </style:style>
    <style:style style:name="P2" style:family="paragraph" style:parent-style-name="Heading_20_3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fo:color="#660099" style:text-line-through-style="none" style:text-line-through-type="none" fo:font-size="15pt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xto</text:span> é um conjunto de palavras e frases encadeadas que permitem interpretação e transmitem uma mensagem. É qualquer obra escrita em versão original e que constitui um livro ou um documento escrito. Um <text:span text:style-name="T1">texto</text:span> é uma unidade linguística de extensão superior à frase.</text:p>
      <text:h text:style-name="P2" text:outline-level="3"><text:a xlink:type="simple" xlink:href="https://www.significados.com.br/texto/" text:style-name="Internet_20_link" text:visited-style-name="Visited_20_Internet_20_Link"><text:span text:style-name="T2"/></text:a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5:40:09.637000000</meta:creation-date>
    <dc:date>2019-08-29T15:40:25.094000000</dc:date>
    <meta:editing-duration>PT15S</meta:editing-duration>
    <meta:editing-cycles>1</meta:editing-cycles>
    <meta:document-statistic meta:table-count="0" meta:image-count="0" meta:object-count="0" meta:page-count="1" meta:paragraph-count="1" meta:word-count="43" meta:character-count="263" meta:non-whitespace-character-count="221"/>
    <meta:generator>LibreOffice/5.3.7.2$Windows_X86_64 LibreOffice_project/6b8ed514a9f8b44d37a1b96673cbbdd077e24059</meta:generator>
  </office:meta>
</office:document-meta>
</file>